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1B700001B64C5A8263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111111" fo:font-size="10pt" style:font-size-asian="10pt" style:font-size-complex="10pt"/>
    </style:style>
    <style:style style:name="P3" style:family="paragraph" style:parent-style-name="Standard">
      <style:text-properties fo:color="#c5000b" fo:font-size="10pt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fo:color="#000000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11111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Helvetica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fo:color="#c5000b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111111"/>
    </style:style>
    <style:style style:name="T2" style:family="text">
      <style:text-properties fo:color="#111111" style:font-name="Helvetica" style:font-name-asian="Helvetica" style:font-name-complex="Helvetica"/>
    </style:style>
    <style:style style:name="T3" style:family="text">
      <style:text-properties style:font-name="Helvetica" style:font-name-asian="Helvetica" style:font-name-complex="Helveti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ST EXPOSURE EVENT: </text:p>
      <text:p text:style-name="P3"/>
      <text:p text:style-name="P5">GENERATOR_EXPOSURE_MANAGEMENT_RAD_POST_EXPOSURE (144)</text:p>
      <text:p text:style-name="P2"/>
      <text:p text:style-name="P1"><text:span text:style-name="T1">Il campo "</text:span><text:span text:style-name="T3">Exposure number" <text:s/>è sempre 0</text:span></text:p>
      <text:p text:style-name="P1"><text:span text:style-name="T1">Il campo "</text:span><text:span text:style-name="T2">Procedure ID</text:span><text:span text:style-name="T3">" <text:s/>è sempre 0</text:span></text:p>
      <text:p text:style-name="P1"><text:span text:style-name="T1">Il campo "</text:span><text:span text:style-name="T2">Exposure Data Bank</text:span><text:span text:style-name="T3">Sequence Number in Procedure" <text:s/>è sempre 1</text:span></text:p>
      <text:p text:style-name="P6"/>
      <text:p text:style-name="P6">In realtà la Procedure è la 1 e Databank 2</text:p>
      <text:p text:style-name="P6"><draw:frame draw:style-name="fr1" draw:name="immagini1" text:anchor-type="paragraph" svg:x="2.004cm" svg:y="0.714cm" svg:width="12.726cm" svg:height="7.011cm" draw:z-index="0"><draw:image xlink:href="Pictures/20000007000031B700001B64C5A82637.svm" xlink:type="simple" xlink:show="embed" xlink:actuate="onLoad"/></draw:frame></text:p>
      <text:p text:style-name="P6"/>
      <text:p text:style-name="P6"/>
      <text:p text:style-name="P2"/>
      <text:p text:style-name="P3">COMANDO EXPOSURE START/STOP</text:p>
      <text:p text:style-name="P4">GENERATOR_EXPOSURE_MANAGEMENT_START_STOP_EXPOSURE <text:s text:c="2"/>142</text:p>
      <text:p text:style-name="P8">Command Processed Answer error: Feature not supported by the detector interface</text:p>
      <text:p text:style-name="P8"/>
      <text:p text:style-name="P8"/>
      <text:p text:style-name="P3">DATA BANK: Exposure Techique</text:p>
      <text:p text:style-name="P8"/>
      <text:p text:style-name="P8">Using the Tech 2 points the generator keep kV and mAs as defined and select </text:p>
      <text:p text:style-name="P8">autonomously the mA and the ms.</text:p>
      <text:p text:style-name="P8">For example, exposing with kv=20, mAs =100</text:p>
      <text:p text:style-name="P8">the generator selects mA = 250 and ms = 400</text:p>
      <text:p text:style-name="P8"/>
      <text:p text:style-name="P8">How the generator select mA and ms ? </text:p>
      <text:p text:style-name="P8">Is possible to fix the mA (together with kV and mAs) lasting only the ms as variable?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25S</meta:editing-duration>
    <meta:editing-cycles>6</meta:editing-cycles>
    <meta:generator>OpenOffice/4.1.10$Win32 OpenOffice.org_project/4110m2$Build-9807</meta:generator>
    <dc:date>2022-09-01T17:00:56.79</dc:date>
    <dc:creator>Marco Rispoli</dc:creator>
    <meta:document-statistic meta:table-count="0" meta:image-count="1" meta:object-count="0" meta:page-count="1" meta:paragraph-count="16" meta:word-count="123" meta:character-count="761"/>
    <meta:user-defined meta:name="Info 1"/>
    <meta:user-defined meta:name="Info 2"/>
    <meta:user-defined meta:name="Info 3"/>
    <meta:user-defined meta:name="Info 4"/>
  </office:meta>
</office:document-meta>
</file>